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.377cm" fo:margin-right="0cm" fo:margin-top="0.212cm" fo:margin-bottom="0cm" fo:text-indent="0cm" style:auto-text-indent="false"/>
      <style:text-properties fo:font-size="12pt" fo:font-weight="bold" style:font-size-asian="12pt" style:font-weight-asian="bold" style:font-size-complex="12pt"/>
    </style:style>
    <style:style style:name="P2" style:family="paragraph" style:parent-style-name="Standard" style:list-style-name="L2">
      <style:paragraph-properties fo:margin-left="0.377cm" fo:margin-right="0cm" fo:margin-top="0.212cm" fo:margin-bottom="0cm" fo:text-indent="0cm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left="0.377cm" fo:margin-right="0cm" fo:margin-top="0.212cm" fo:margin-bottom="0cm" fo:text-indent="0cm" style:auto-text-indent="false" fo:break-before="pag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 style:list-style-name="L5">
      <style:paragraph-properties fo:margin-top="0.212cm" fo:margin-bottom="0cm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5">
      <style:paragraph-properties fo:margin-top="0.212cm" fo:margin-bottom="0cm"/>
      <style:text-properties fo:font-weight="normal" style:font-weight-asian="normal" style:font-weight-complex="normal"/>
    </style:style>
    <style:style style:name="P6" style:family="paragraph" style:parent-style-name="Standard" style:list-style-name="L3">
      <style:paragraph-properties fo:margin-top="0.212cm" fo:margin-bottom="0cm"/>
      <style:text-properties fo:font-weight="normal" style:font-weight-asian="normal" style:font-weight-complex="normal"/>
    </style:style>
    <style:style style:name="P7" style:family="paragraph" style:parent-style-name="Standard" style:list-style-name="L6">
      <style:paragraph-properties fo:margin-top="0.212cm" fo:margin-bottom="0cm"/>
      <style:text-properties fo:font-weight="normal" style:font-weight-asian="normal" style:font-weight-complex="normal"/>
    </style:style>
    <style:style style:name="P8" style:family="paragraph" style:parent-style-name="Standard" style:list-style-name="L7">
      <style:paragraph-properties fo:margin-top="0.212cm" fo:margin-bottom="0cm"/>
      <style:text-properties fo:font-weight="normal" style:font-weight-asian="normal" style:font-weight-complex="normal"/>
    </style:style>
    <style:style style:name="P9" style:family="paragraph" style:parent-style-name="Standard" style:list-style-name="L8">
      <style:paragraph-properties fo:margin-top="0.212cm" fo:margin-bottom="0cm"/>
      <style:text-properties fo:font-weight="normal" style:font-weight-asian="normal" style:font-weight-complex="normal"/>
    </style:style>
    <style:style style:name="P10" style:family="paragraph" style:parent-style-name="Standard" style:list-style-name="L9">
      <style:paragraph-properties fo:margin-top="0.212cm" fo:margin-bottom="0cm"/>
      <style:text-properties fo:font-weight="normal" style:font-weight-asian="normal" style:font-weight-complex="normal"/>
    </style:style>
    <style:style style:name="P11" style:family="paragraph" style:parent-style-name="Standard" style:list-style-name="L5">
      <style:paragraph-properties fo:margin-left="0.434cm" fo:margin-right="0cm" fo:margin-top="0.212cm" fo:margin-bottom="0cm" fo:text-indent="-0.624cm" style:auto-text-indent="false">
        <style:tab-stops/>
      </style:paragraph-properties>
      <style:text-properties fo:font-weight="normal" style:font-weight-asian="normal" style:font-weight-complex="normal"/>
    </style:style>
    <style:style style:name="P12" style:family="paragraph" style:parent-style-name="Standard" style:list-style-name="L6">
      <style:paragraph-properties fo:margin-left="0.434cm" fo:margin-right="0cm" fo:margin-top="0.212cm" fo:margin-bottom="0cm" fo:text-indent="-0.624cm" style:auto-text-indent="false">
        <style:tab-stops/>
      </style:paragraph-properties>
      <style:text-properties fo:font-weight="normal" style:font-weight-asian="normal" style:font-weight-complex="normal"/>
    </style:style>
    <style:style style:name="P13" style:family="paragraph" style:parent-style-name="Standard" style:list-style-name="L8">
      <style:paragraph-properties fo:margin-left="0.434cm" fo:margin-right="0cm" fo:margin-top="0.212cm" fo:margin-bottom="0cm" fo:text-indent="-0.624cm" style:auto-text-indent="false">
        <style:tab-stops/>
      </style:paragraph-properties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left="0.453cm" fo:margin-right="0cm" fo:margin-top="0.212cm" fo:margin-bottom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397cm" fo:margin-right="0cm" fo:margin-top="0.212cm" fo:margin-bottom="0cm" fo:text-indent="0cm" style:auto-text-indent="false"/>
    </style:style>
    <style:style style:name="P16" style:family="paragraph" style:parent-style-name="Standard">
      <style:paragraph-properties fo:margin-left="0.397cm" fo:margin-right="0cm" fo:margin-top="0.212cm" fo:margin-bottom="0cm" fo:text-indent="0cm" style:auto-text-indent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0.397cm" fo:margin-right="0cm" fo:margin-top="0.212cm" fo:margin-bottom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635cm" fo:margin-left="-12.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fo:text-indent="-0.635cm" fo:margin-left="-12.06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fo:text-indent="-0.635cm" fo:margin-left="-11.43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fo:text-indent="-0.635cm" fo:margin-left="-10.79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fo:text-indent="-0.635cm" fo:margin-left="-10.16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fo:text-indent="-0.635cm" fo:margin-left="-9.52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fo:text-indent="-0.635cm" fo:margin-left="-8.89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fo:text-indent="-0.635cm" fo:margin-left="-8.25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fo:text-indent="-0.635cm" fo:margin-left="-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fo:text-indent="-0.635cm" fo:margin-left="-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12cm" fo:text-indent="-0.635cm" fo:margin-left="1.01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187cm" fo:text-indent="-0.635cm" fo:margin-left="4.18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12cm" fo:text-indent="-0.635cm" fo:margin-left="1.01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187cm" fo:text-indent="-0.635cm" fo:margin-left="4.18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12cm" fo:text-indent="-0.635cm" fo:margin-left="1.01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187cm" fo:text-indent="-0.635cm" fo:margin-left="4.18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1</text:p>
      <text:p text:style-name="P1">Выполнил студент группы 4.3 ФВТ Уваров Михаил</text:p>
      <text:p text:style-name="P1">Название: <text:span text:style-name="T4">Расстановка ключей. Внешнее разрешение коллизий.</text:span></text:p>
      <text:list xml:id="list1670704227" text:style-name="L2">
        <text:list-header>
          <text:p text:style-name="P2">Задание:</text:p>
        </text:list-header>
      </text:list>
      <text:p text:style-name="P14">Разработать программу, обеспечивающую:</text:p>
      <text:list xml:id="list102319501" text:style-name="L5">
        <text:list-item>
          <text:p text:style-name="P4">Создание массива указателей на списки конфликтов;</text:p>
        </text:list-item>
        <text:list-item>
          <text:p text:style-name="P5"><text:span text:style-name="T2">Поиск указанного ключа.</text:span></text:p>
          <text:p text:style-name="P11"><text:span text:style-name="T2">Использовать счётчики:</text:span></text:p>
        </text:list-item>
      </text:list>
      <text:list xml:id="list1742803601" text:style-name="L3">
        <text:list-item>
          <text:p text:style-name="P6"><text:span text:style-name="T2">конфликтов;</text:span></text:p>
        </text:list-item>
        <text:list-item>
          <text:p text:style-name="P6"><text:span text:style-name="T2">шагов поиска.</text:span></text:p>
        </text:list-item>
      </text:list>
      <text:p text:style-name="P16"><text:span text:style-name="T2">Проанализировать полученные результаты.</text:span></text:p>
      <text:p text:style-name="P16"><text:span text:style-name="T3"/></text:p>
      <text:p text:style-name="P17"><text:span text:style-name="T2">Ход работы:</text:span></text:p>
      <text:p text:style-name="P16"><text:span text:style-name="T2">Исходный код доступен:</text:span></text:p>
      <text:p text:style-name="P16"><text:a xlink:type="simple" xlink:href="https://github.com/freeakk/bsn"><text:span text:style-name="T2">https://github.com/freeakk/bsn</text:span></text:a></text:p>
      <text:p text:style-name="P16"><text:span text:style-name="T2"/></text:p>
      <text:p text:style-name="P15"><text:span text:style-name="T1">Вывод:</text:span></text:p>
      <text:p text:style-name="P16"><text:span text:style-name="T2">Использование внешнего разрешения коллизий просто реализуемо, снижение производительности с увеличением количества элементов в массиве мало.</text:span></text:p>
      <text:p text:style-name="P16"><text:span text:style-name="T2">Данный подход позволяет просто удалять и добавлять элементы.</text:span></text:p>
      <text:p text:style-name="P16"><text:span text:style-name="T2">Недостаток <text:s/>внешнего разрешения коллизий заключается в необходимости выделения дополнительной памяти для хранения элементов. </text:span></text:p>
      <text:p text:style-name="P16"><text:span text:style-name="T2"/></text:p>
      <text:p text:style-name="P16"><text:span text:style-name="T2"/></text:p>
      <text:p text:style-name="P1"/>
      <text:p text:style-name="P3">Лабораторная работа 2</text:p>
      <text:p text:style-name="P1">Выполнил студент группы 4.3 ФВТ Уваров Михаил</text:p>
      <text:p text:style-name="P1">Название: <text:span text:style-name="T4">Расстановка ключей. Внутреннее разрешение коллизий. Линейные пробы.</text:span></text:p>
      <text:list xml:id="list344774265" text:continue-list="list1670704227" text:style-name="L2">
        <text:list-header>
          <text:p text:style-name="P2">Задание:</text:p>
        </text:list-header>
      </text:list>
      <text:p text:style-name="P14">Разработать программу, обеспечивающую:</text:p>
      <text:list xml:id="list770681198" text:style-name="L6">
        <text:list-item>
          <text:p text:style-name="P7"><text:span text:style-name="T2">хранение всех элементов в одном массиве.</text:span></text:p>
          <text:p text:style-name="P12"><text:span text:style-name="T2">Использовать счётчики:</text:span></text:p>
        </text:list-item>
      </text:list>
      <text:list xml:id="list1944678821" text:style-name="L7">
        <text:list-item>
          <text:p text:style-name="P8"><text:span text:style-name="T2">конфликтов;</text:span></text:p>
        </text:list-item>
        <text:list-item>
          <text:p text:style-name="P8"><text:span text:style-name="T2">шагов поиска.</text:span></text:p>
        </text:list-item>
      </text:list>
      <text:p text:style-name="P16"><text:span text:style-name="T2">Проанализировать полученные результаты.</text:span></text:p>
      <text:p text:style-name="P16"><text:span text:style-name="T3"/></text:p>
      <text:p text:style-name="P17"><text:span text:style-name="T2">Ход работы:</text:span></text:p>
      <text:p text:style-name="P16"><text:span text:style-name="T2">Исходный код доступен:</text:span></text:p>
      <text:p text:style-name="P16"><text:a xlink:type="simple" xlink:href="https://github.com/freeakk/bsn"><text:span text:style-name="T2">https://github.com/freeakk/bsn</text:span></text:a></text:p>
      <text:p text:style-name="P16"/>
      <text:p text:style-name="P15"><text:span text:style-name="T1">Вывод:</text:span></text:p>
      <text:p text:style-name="P16"><text:span text:style-name="T2">При внутреннем разрешении коллизий методом линейных проб, просто добавлять элементы, но сложно удалять (удаление требует пересчёта положения элементов).</text:span></text:p>
      <text:p text:style-name="P16"><text:span text:style-name="T2">На графиках заметно резкое увеличение шагов поиска при увеличении элементов массива.</text:span></text:p>
      <text:p text:style-name="P16"><text:span text:style-name="T2">При заполненном массиве проверка отсутствия элемента требует прохода по всем элементам.</text:span></text:p>
      <text:p text:style-name="P16"><text:span text:style-name="T3"/></text:p>
      <text:p text:style-name="P1"/>
      <text:p text:style-name="P3">Лабораторная работа 3</text:p>
      <text:p text:style-name="P1">Выполнил студент группы 4.3 ФВТ Уваров Михаил</text:p>
      <text:p text:style-name="P1">Название: <text:span text:style-name="T4">Расстановка ключей. Внутреннее разрешение коллизий. Квадратичные пробы.</text:span></text:p>
      <text:list xml:id="list1133396223" text:continue-list="list344774265" text:style-name="L2">
        <text:list-header>
          <text:p text:style-name="P2">Задание:</text:p>
        </text:list-header>
      </text:list>
      <text:p text:style-name="P14">Разработать программу, обеспечивающую:</text:p>
      <text:list xml:id="list1347045794" text:style-name="L8">
        <text:list-item>
          <text:p text:style-name="P9"><text:span text:style-name="T2">хранение всех элементов в одном массиве.</text:span></text:p>
          <text:p text:style-name="P13"><text:span text:style-name="T2">Использовать счётчики:</text:span></text:p>
        </text:list-item>
      </text:list>
      <text:list xml:id="list2104622023" text:style-name="L9">
        <text:list-item>
          <text:p text:style-name="P10"><text:span text:style-name="T2">конфликтов;</text:span></text:p>
        </text:list-item>
        <text:list-item>
          <text:p text:style-name="P10"><text:span text:style-name="T2">шагов поиска.</text:span></text:p>
        </text:list-item>
      </text:list>
      <text:p text:style-name="P16"><text:span text:style-name="T2">Проанализировать полученные результаты.</text:span></text:p>
      <text:p text:style-name="P16"><text:span text:style-name="T2"/></text:p>
      <text:p text:style-name="P17"><text:span text:style-name="T2">Ход работы:</text:span></text:p>
      <text:p text:style-name="P16"><text:span text:style-name="T2">Исходный код доступен:</text:span></text:p>
      <text:p text:style-name="P16"><text:a xlink:type="simple" xlink:href="https://github.com/freeakk/bsn"><text:span text:style-name="T2">https://github.com/freeakk/bsn</text:span></text:a></text:p>
      <text:p text:style-name="P16"><text:span text:style-name="T2"/></text:p>
      <text:p text:style-name="P15"><text:span text:style-name="T1">Вывод:</text:span></text:p>
      <text:p text:style-name="P16"><text:span text:style-name="T2">При внутреннем разрешении коллизий методом квадратичных проб, просто добавлять элементы, но сложно удалять (удаление требует пересчёта положения элементов).</text:span></text:p>
      <text:p text:style-name="P16"><text:span text:style-name="T2">На графиках заметно заметное увеличение шагов поиска при увеличении элементов массива. Количество шагов меньше, чем количество шагов при использовании линейных проб. Это подтверждает отсутствие кластеризации.</text:span></text:p>
      <text:p text:style-name="P16"><text:span text:style-name="T2">Массив сложно заполнить полностью, средняя заполненность массива (100 элементов) составляет 90%.</text:span></text:p>
      <text:p text:style-name="P1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8T11:55:29</meta:creation-date>
    <dc:date>2011-11-08T12:32:17</dc:date>
    <meta:editing-duration>PT19M8S</meta:editing-duration>
    <meta:editing-cycles>3</meta:editing-cycles>
    <meta:generator>LibreOffice/3.4$Unix LibreOffice_project/340m1$Build-302</meta:generator>
    <meta:document-statistic meta:table-count="0" meta:image-count="0" meta:object-count="0" meta:page-count="3" meta:paragraph-count="52" meta:word-count="274" meta:character-count="2289" meta:non-whitespace-character-count="2079"/>
  </office:meta>
</office:document-meta>
</file>